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ＭＳ Ｐ明朝1" svg:font-family="'ＭＳ Ｐ明朝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ＭＳ 明朝" svg:font-family="'ＭＳ 明朝'" style:font-adornments="Normal" style:font-family-generic="swiss" style:font-pitch="variable"/>
    <style:font-face style:name="ＭＳ Ｐ明朝2" svg:font-family="'ＭＳ Ｐ明朝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8264in" table:align="margins"/>
    </style:style>
    <style:style style:name="Table1.A" style:family="table-column">
      <style:table-column-properties style:column-width="5.4132in" style:rel-column-width="32767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10.8264in" table:align="margins"/>
    </style:style>
    <style:style style:name="Table2.A" style:family="table-column">
      <style:table-column-properties style:column-width="0.5in" style:rel-column-width="720*"/>
    </style:style>
    <style:style style:name="Table2.B" style:family="table-column">
      <style:table-column-properties style:column-width="1.1653in" style:rel-column-width="1678*"/>
    </style:style>
    <style:style style:name="Table2.C" style:family="table-column">
      <style:table-column-properties style:column-width="0.8326in" style:rel-column-width="1199*"/>
    </style:style>
    <style:style style:name="Table2.E" style:family="table-column">
      <style:table-column-properties style:column-width="0.8333in" style:rel-column-width="1200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M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M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start" style:justify-single-word="false" style:page-number="auto" style:shadow="none">
        <style:tab-stops/>
      </style:paragraph-properties>
      <style:text-properties officeooo:paragraph-rsid="01a86419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250bc47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247b1b8" officeooo:paragraph-rsid="0247b1b8" style:language-asian="ja" style:country-asian="JP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style:shadow="none">
        <style:tab-stops/>
      </style:paragraph-properties>
      <style:text-properties fo:font-size="14pt" fo:font-weight="bold" officeooo:rsid="01a6e54e" officeooo:paragraph-rsid="01a86419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ＭＳ Ｐ明朝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17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rsid="01a6e54e" officeooo:paragraph-rsid="0250bc47"/>
    </style:style>
    <style:style style:name="P18" style:family="paragraph" style:parent-style-name="Text_20_body">
      <style:paragraph-properties fo:margin-top="0in" fo:margin-bottom="0in" loext:contextual-spacing="false" fo:line-height="100%" fo:text-align="end" style:justify-single-word="false" style:shadow="none">
        <style:tab-stops/>
      </style:paragraph-properties>
      <style:text-properties officeooo:rsid="01a6e54e" officeooo:paragraph-rsid="01a86419"/>
    </style:style>
    <style:style style:name="P19" style:family="paragraph" style:parent-style-name="Text_20_body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fo:color="#c9211e" fo:font-weight="bold" officeooo:rsid="01a6e54e" officeooo:paragraph-rsid="01a86419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font-name="ＭＳ Ｐ明朝" fo:font-size="9pt" fo:language="en" fo:country="US" fo:font-style="normal" fo:text-shadow="none" style:text-underline-style="none" fo:font-weight="normal" officeooo:rsid="0062d528" style:font-name-asian="ＭＳ Ｐ明朝" style:font-size-asian="9pt" style:language-asian="zh" style:country-asian="TW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48fe53" style:font-name-asian="ＭＳ Ｐ明朝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5e46" style:font-name-asian="ＭＳ Ｐ明朝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ＭＳ Ｐ明朝" fo:font-size="9pt" fo:language="en" fo:country="US" officeooo:rsid="0062d528" style:font-name-asian="ＭＳ Ｐ明朝" style:font-size-asian="9pt" style:language-asian="zh" style:country-asian="TW" style:font-size-complex="9pt"/>
    </style:style>
    <style:style style:name="T5" style:family="text">
      <style:text-properties style:font-name="ＭＳ Ｐ明朝" fo:font-size="9pt" fo:language="en" fo:country="US" officeooo:rsid="0062d528" style:font-name-asian="ＭＳ Ｐ明朝" style:font-size-asian="9pt" style:font-size-complex="9pt"/>
    </style:style>
    <style:style style:name="T6" style:family="text">
      <style:text-properties style:font-name="ＭＳ Ｐ明朝" fo:language="en" fo:country="US" officeooo:rsid="0062d528" style:font-name-asian="ＭＳ Ｐ明朝" style:language-asian="zh" style:country-asian="TW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py3o.o.partner_id.name"/>
        <text:variable-decl office:value-type="string" text:name="py3o.line.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Customer Name" text:name="py3o.o.partner_id.name_renamed_2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Number" text:name="o.number"/>
        <text:user-field-decl office:value-type="string" office:string-value="py3o.obj.number" text:name="InvoiceNumber"/>
        <text:user-field-decl office:value-type="string" office:string-value="Model" text:name="py3o.o.product_id.name"/>
        <text:user-field-decl office:value-type="string" office:string-value="Logo" text:name="py3o.o.company_id.logo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float" office:value="0" text:name="py3o.l.quantity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Name" text:name="py3o.o.partner_id.name_renamed_1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CEO" text:name="py3o.o.company_id.ceo"/>
        <text:user-field-decl office:value-type="string" office:string-value="Customer" text:name="py3o.o.partner_id.name"/>
        <text:user-field-decl office:value-type="string" office:string-value="Move Name" text:name="py3o.line.name"/>
        <text:user-field-decl office:value-type="string" office:string-value="Sale Order Partner" text:name="py3o.line.sale_order_partner_id"/>
        <text:user-field-decl office:value-type="string" office:string-value="Zip" text:name="py3o.line.partner_id.zip"/>
        <text:user-field-decl office:value-type="string" office:string-value="Phone" text:name="py3o.line.partner_id.phone"/>
        <text:user-field-decl office:value-type="string" office:string-value="Product Name" text:name="py3o.line.product_id.name"/>
        <text:user-field-decl office:value-type="string" office:string-value="Code" text:name="py3o.line.product_id.default_code"/>
        <text:user-field-decl office:value-type="string" office:string-value="Quantity" text:name="py3o.line.product_uom_qty"/>
        <text:user-field-decl office:value-type="string" office:string-value="Unit" text:name="py3o.line.product_uom.name"/>
        <text:user-field-decl office:value-type="string" office:string-value="Report Date" text:name="py3o.o.report_date"/>
        <text:user-field-decl office:value-type="string" office:string-value="Move Name" text:name="py3o.line.move_id.name"/>
        <text:user-field-decl office:value-type="string" office:string-value="Sale Order Customer" text:name="py3o.line.move_id.sale_order_partner_id.name"/>
        <text:user-field-decl office:value-type="string" office:string-value="ZIP" text:name="py3o.line.move_id.sale_order_partner_id.zip"/>
        <text:user-field-decl office:value-type="string" office:string-value="Phone" text:name="py3o.line.move_id.sale_order_partner_id.phone"/>
        <text:user-field-decl office:value-type="string" office:string-value="Product Code" text:name="py3o.line.move_id.product_id.default_code"/>
        <text:user-field-decl office:value-type="string" office:string-value="Product Name" text:name="py3o.line.move_id.product_id.name"/>
        <text:user-field-decl office:value-type="string" office:string-value="Quantity" text:name="py3o.line.move_id.product_uom_qty"/>
        <text:user-field-decl office:value-type="string" office:string-value="Unit" text:name="py3o.line.move_id.product_uom.name"/>
      </text:user-field-decls>
      <text:p text:style-name="P3"><text:a xlink:type="simple" xlink:href="py3o://for=%22o%20in%20objects%22" text:style-name="Internet_20_link" text:visited-style-name="Visited_20_Internet_20_Link"><text:span text:style-name="T4">for="o in objects"</text:span></text:a></text:p>
      <text:p text:style-name="P6"><text:span text:style-name="T4"/></text:p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<text:user-field-get text:name="py3o.o.partner_id.name">Customer</text:user-field-get>　御中</text:p>
          </table:table-cell>
          <table:table-cell table:style-name="Table1.A1" office:value-type="string">
            <text:p text:style-name="P10"><text:user-field-get text:name="py3o.o.report_date">Report Date</text:user-field-get></text:p>
          </table:table-cell>
        </table:table-row>
      </table:table>
      <text:p text:style-name="P7"><text:span text:style-name="T5"/></text:p>
      <text:p text:style-name="P8"><text:span text:style-name="T6">配送依頼書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3"/>
        <table:table-column table:style-name="Table2.E"/>
        <table:table-column table:style-name="Table2.C" table:number-columns-repeated="3"/>
        <table:table-column table:style-name="Table2.E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得意先コード</text:p>
          </table:table-cell>
          <table:table-cell table:style-name="Table2.A1" office:value-type="string">
            <text:p text:style-name="P12">得意先名①</text:p>
          </table:table-cell>
          <table:table-cell table:style-name="Table2.A1" office:value-type="string">
            <text:p text:style-name="P12">得意先名②</text:p>
          </table:table-cell>
          <table:table-cell table:style-name="Table2.A1" office:value-type="string">
            <text:p text:style-name="P12">〒</text:p>
          </table:table-cell>
          <table:table-cell table:style-name="Table2.A1" office:value-type="string">
            <text:p text:style-name="P12">住所</text:p>
          </table:table-cell>
          <table:table-cell table:style-name="Table2.A1" office:value-type="string">
            <text:p text:style-name="P12">TEL</text:p>
          </table:table-cell>
          <table:table-cell table:style-name="Table2.A1" office:value-type="string">
            <text:p text:style-name="P12">商品コード</text:p>
          </table:table-cell>
          <table:table-cell table:style-name="Table2.A1" office:value-type="string">
            <text:p text:style-name="P12">商品名</text:p>
          </table:table-cell>
          <table:table-cell table:style-name="Table2.A1" office:value-type="string">
            <text:p text:style-name="P12">数量</text:p>
          </table:table-cell>
          <table:table-cell table:style-name="Table2.A1" office:value-type="string">
            <text:p text:style-name="P12">単位</text:p>
          </table:table-cell>
          <table:table-cell table:style-name="Table2.A1" office:value-type="string">
            <text:p text:style-name="P12">納品日</text:p>
          </table:table-cell>
          <table:table-cell table:style-name="Table2.M1" office:value-type="string">
            <text:p text:style-name="P12">備考</text:p>
          </table:table-cell>
        </table:table-row>
        <table:table-row>
          <table:table-cell table:style-name="Table2.A2" office:value-type="string">
            <text:p text:style-name="P14"><text:a xlink:type="simple" xlink:href="py3o://for=%22line%20in%20o.line_ids%22" text:style-name="Internet_20_link" text:visited-style-name="Visited_20_Internet_20_Link"><text:span text:style-name="T3">for="line in o.line_ids"</text:span></text:a></text:p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M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9"><text:sequence text:ref-name="refDrawing0" text:name="Drawing" text:formula="ooow:Drawing+1" style:num-format="1">1</text:sequence></text:p>
          </table:table-cell>
          <table:table-cell table:style-name="Table2.B2" office:value-type="string">
            <text:p text:style-name="P15"><text:user-field-get text:name="py3o.line.move_id.name">Move Name</text:user-field-get></text:p>
          </table:table-cell>
          <table:table-cell table:style-name="Table2.B2" office:value-type="string">
            <text:p text:style-name="P15"><text:user-field-get text:name="py3o.line.move_id.sale_order_partner_id.name">Sale Order Customer</text:user-field-get></text:p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><text:user-field-get text:name="py3o.line.move_id.sale_order_partner_id.zip">ZIP</text:user-field-get></text:p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><text:user-field-get text:name="py3o.line.move_id.sale_order_partner_id.phone">Phone</text:user-field-get></text:p>
          </table:table-cell>
          <table:table-cell table:style-name="Table2.B2" office:value-type="string">
            <text:p text:style-name="P15"><text:user-field-get text:name="py3o.line.move_id.product_id.default_code">Product Code</text:user-field-get></text:p>
          </table:table-cell>
          <table:table-cell table:style-name="Table2.B2" office:value-type="string">
            <text:p text:style-name="P15"><text:user-field-get text:name="py3o.line.move_id.product_id.name">Product Name</text:user-field-get></text:p>
          </table:table-cell>
          <table:table-cell table:style-name="Table2.B2" office:value-type="string">
            <text:p text:style-name="P15"><text:user-field-get text:name="py3o.line.move_id.product_uom_qty">Quantity</text:user-field-get></text:p>
          </table:table-cell>
          <table:table-cell table:style-name="Table2.B2" office:value-type="string">
            <text:p text:style-name="P15"><text:user-field-get text:name="py3o.line.move_id.product_uom.name">Unit</text:user-field-get></text:p>
          </table:table-cell>
          <table:table-cell table:style-name="Table2.B2" office:value-type="string">
            <text:p text:style-name="P15"/>
          </table:table-cell>
          <table:table-cell table:style-name="Table2.M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4"><text:a xlink:type="simple" xlink:href="py3o:///for" text:style-name="Internet_20_link" text:visited-style-name="Visited_20_Internet_20_Link"><text:span text:style-name="T3">/for</text:span></text:a></text:p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  <table:table-cell table:style-name="Table2.M2" office:value-type="string">
            <text:p text:style-name="P15"/>
          </table:table-cell>
        </table:table-row>
      </table:table>
      <text:p text:style-name="P4"/>
      <text:p text:style-name="P1"><text:span text:style-name="T4"/></text:p>
      <text:p text:style-name="P19"><text:span text:style-name="T4"><text:tab/>※貴社保管在庫より、出庫の上、配送をお願い申し上げます。</text:span></text:p>
      <text:p text:style-name="P1"><text:span text:style-name="T4"/></text:p>
      <text:p text:style-name="P18"><text:span text:style-name="T4"><text:user-field-get text:name="py3o.o.company_id.name">Company Name</text:user-field-get></text:span></text:p>
      <text:p text:style-name="P18"><text:span text:style-name="T4"/></text:p>
      <text:p text:style-name="P18"><text:span text:style-name="T4"><text:user-field-get text:name="py3o.o.user_id.name">User Name</text:user-field-get></text:span></text:p>
      <text:p text:style-name="P1"><text:a xlink:type="simple" xlink:href="py3o:///for" text:style-name="Internet_20_link" text:visited-style-name="Visited_20_Internet_20_Link"><text:span text:style-name="T4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ＭＳ Ｐ明朝1" svg:font-family="'ＭＳ Ｐ明朝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ＭＳ 明朝" svg:font-family="'ＭＳ 明朝'" style:font-adornments="Normal" style:font-family-generic="swiss" style:font-pitch="variable"/>
    <style:font-face style:name="ＭＳ Ｐ明朝2" svg:font-family="'ＭＳ Ｐ明朝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102in 0.0102in 0.0008in" fo:padding="0in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4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11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8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2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5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9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327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016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4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8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11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54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8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22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56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9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32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4335in" fo:margin-bottom="0.3543in" fo:margin-left="0.4335in" fo:margin-right="0.43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7-29T17:24:52.162000000</dc:date>
    <meta:editing-duration>P3DT5H47M21S</meta:editing-duration>
    <meta:editing-cycles>544</meta:editing-cycles>
    <meta:generator>LibreOffice/6.2.4.2$Windows_X86_64 LibreOffice_project/2412653d852ce75f65fbfa83fb7e7b669a126d64</meta:generator>
    <meta:document-statistic meta:table-count="2" meta:image-count="0" meta:object-count="0" meta:page-count="1" meta:paragraph-count="31" meta:word-count="101" meta:character-count="239" meta:non-whitespace-character-count="225"/>
  </office:meta>
</office:document-meta>
</file>